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53cm"/>
    </style:style>
    <style:style style:name="co2" style:family="table-column">
      <style:table-column-properties fo:break-before="auto" style:column-width="2.6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53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8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28cm" fo:break-before="auto" style:use-optimal-row-height="false"/>
    </style:style>
    <style:style style:name="ro3" style:family="table-row">
      <style:table-row-properties style:row-height="1.207cm" fo:break-before="auto" style:use-optimal-row-height="false"/>
    </style:style>
    <style:style style:name="ro4" style:family="table-row">
      <style:table-row-properties style:row-height="1.1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666666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 style:data-style-name="N107"/>
    <style:style style:name="ce8" style:family="table-cell" style:parent-style-name="Default" style:data-style-name="N1"/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4" style:family="table-cell" style:parent-style-name="Default" style:data-style-name="N2">
      <style:table-cell-properties fo:background-color="#dddddd" fo:border="0.74pt solid #000000"/>
    </style:style>
    <style:style style:name="ce22" style:family="table-cell" style:parent-style-name="Default" style:data-style-name="N1">
      <style:table-cell-properties fo:border-bottom="0.74pt solid #000000" fo:border-left="none" fo:border-right="none" fo:border-top="0.74pt solid #000000"/>
    </style:style>
    <style:style style:name="ce23" style:family="table-cell" style:parent-style-name="Default" style:data-style-name="N1">
      <style:table-cell-properties fo:border-bottom="0.74pt solid #000000" fo:border-left="none" fo:border-right="none" fo:border-top="none"/>
    </style:style>
    <style:style style:name="ce34" style:family="table-cell" style:parent-style-name="Default" style:data-style-name="N107">
      <style:table-cell-properties fo:background-color="#dddddd" fo:border="0.74pt solid #000000"/>
    </style:style>
    <style:style style:name="ce21" style:family="table-cell" style:parent-style-name="Default" style:data-style-name="N1">
      <style:table-cell-properties fo:background-color="#dddddd" fo:border="0.74pt solid #000000"/>
    </style:style>
    <style:style style:name="ce25" style:family="table-cell" style:parent-style-name="Default" style:data-style-name="N0"/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Fiche enseigna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ctivité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n considère que l’ensemble du cycle de vie des Iphone 11 vendus en 2020 a produit 109. 10<text:span text:style-name="T1">9</text:span> Kg de CO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fabrication, transport, distribution, utilisation, fin de vi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’impact carbone d’un Iphone 11 seul est estimé à 77 kg de CO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 2012, l’ensemble du cycle de vie de l’Iphone 5 a produit 51. 10<text:span text:style-name="T1">9</text:span> kg de CO2, soit un peu moins de la moitié de la valeur pour l’Iphone 11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ors que son impact carbone unitaire (pour un appareil) était à peu près équivalent (75 kg de CO2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Comment expliquez-vous cela 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 – Quel sont donc les facteurs dominants dans l’augmentation de l’émission des gaz à effet de serre due à la technologie numérique 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éponses Activité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Le volume de ven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 – La diffusion et la consommation de plus en plus importantes des outils numériques, ainsi que l’obsolescence programmée (durée de vie réduite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ctivité 2</text:p>
          </table:table-cell>
          <table:table-cell table:style-name="ce11"/>
          <table:table-cell table:style-name="ce3"/>
          <table:table-cell table:style-name="ce11"/>
          <table:table-cell table:number-columns-repeated="1020"/>
        </table:table-row>
        <table:table-row table:style-name="ro1">
          <table:table-cell table:style-name="ce9"/>
          <table:table-cell table:style-name="ce11"/>
          <table:table-cell table:style-name="ce3"/>
          <table:table-cell table:style-name="ce11"/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3">
            <text:p>Combustible</text:p>
          </table:table-cell>
          <table:table-cell table:style-name="ce11" office:value-type="string" calcext:value-type="string" table:number-columns-spanned="2" table:number-rows-spanned="2">
            <text:p>Pouvoir calorifique (énergie massique)</text:p>
          </table:table-cell>
          <table:covered-table-cell table:style-name="ce3"/>
          <table:table-cell table:style-name="ce11" office:value-type="string" calcext:value-type="string" table:number-columns-spanned="1" table:number-rows-spanned="2">
            <text:p>Masse de CO2 produite lors de la combustion de 1 kg</text:p>
          </table:table-cell>
          <table:table-cell table:number-columns-repeated="1020"/>
        </table:table-row>
        <table:table-row table:style-name="ro2">
          <table:covered-table-cell/>
          <table:covered-table-cell table:number-columns-repeated="3" table:style-name="ce3"/>
          <table:table-cell table:number-columns-repeated="1020"/>
        </table:table-row>
        <table:table-row table:style-name="ro1">
          <table:covered-table-cell/>
          <table:table-cell table:style-name="ce3" office:value-type="string" calcext:value-type="string">
            <text:p>en kWh.kg<text:span text:style-name="T1">-1</text:span></text:p>
          </table:table-cell>
          <table:table-cell table:style-name="ce3" office:value-type="string" calcext:value-type="string">
            <text:p>en MJ.kg<text:span text:style-name="T1">-1</text:span></text:p>
          </table:table-cell>
          <table:table-cell table:style-name="ce7" office:value-type="string" calcext:value-type="string">
            <text:p>en k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oul domestique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z méthane ou propan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.75" calcext:value-type="float">
            <text:p>3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bon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is</text:p>
          </table:table-cell>
          <table:table-cell office:value-type="float" office:value="5.5" calcext:value-type="float">
            <text:p>5.5</text:p>
          </table:table-cell>
          <table:table-cell office:value-type="float" office:value="20" calcext:value-type="float">
            <text:p>20</text:p>
          </table:table-cell>
          <table:table-cell office:value-type="float" office:value="1.95" calcext:value-type="float">
            <text:p>1.9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1 – Calculer la masse de combustible nécessaire pour produire 1 kWh pour chacune de ces 4 sources d’énerg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is les masses de CO2 libérées correspondante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 – Voici une éolienne domestique de puissance 5 kW (120 kWh par jour) émettant 12,7 g de CO2 par kW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 estime la consommation moyenne en chauffage d’une maison de 200 m² de 20000 kWh par an, sachant qu’on chauffe 6 mois de l’anné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-Cette éolienne est-elle suffisante pour alimenter en électricité le réseau de chauffage de la maison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-Quelle quantité (masse) de fioul domestique faudrait-il stocker pour produire la même quantité d’énergie pendant ces 6 mois 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-Sachant qu’un litre de fioul à 15 degrés Celsius pèse environ 0,85 kg, combien de litres de fioul devrait-on alors stocker pour l’hiver 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-Calculer le bilan carbone annuel du système de chauffage éolien et celui du système de chauffage au fioul équivale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Solution Activité 2</text:p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>
            <text:p>1 – Masses de CO2 et de combusti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7" office:value-type="string" calcext:value-type="string">
            <text:p>Masse de combustible (kg)</text:p>
          </table:table-cell>
          <table:table-cell table:style-name="ce11" office:value-type="string" calcext:value-type="string">
            <text:p>Masse de CO2 (k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oul domestique</text:p>
          </table:table-cell>
          <table:table-cell table:style-name="ce14" table:formula="of:=1/[.B30]" office:value-type="float" office:value="0.0833333333333333" calcext:value-type="float">
            <text:p>0.083</text:p>
          </table:table-cell>
          <table:table-cell table:style-name="ce14" table:formula="of:=[.B54]*[.D30]" office:value-type="float" office:value="0.3" calcext:value-type="float">
            <text:p>0.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z méthane ou propane</text:p>
          </table:table-cell>
          <table:table-cell table:style-name="ce14" table:formula="of:=1/[.B31]" office:value-type="float" office:value="0.0714285714285714" calcext:value-type="float">
            <text:p>0.071</text:p>
          </table:table-cell>
          <table:table-cell table:style-name="ce14" table:formula="of:=[.B55]*[.D31]" office:value-type="float" office:value="0.267857142857143" calcext:value-type="float">
            <text:p>0.2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rbon</text:p>
          </table:table-cell>
          <table:table-cell table:style-name="ce14" table:formula="of:=1/[.B32]" office:value-type="float" office:value="0.112359550561798" calcext:value-type="float">
            <text:p>0.112</text:p>
          </table:table-cell>
          <table:table-cell table:style-name="ce14" table:formula="of:=[.B56]*[.D32]" office:value-type="float" office:value="0.382022471910112" calcext:value-type="float">
            <text:p>0.38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is</text:p>
          </table:table-cell>
          <table:table-cell table:style-name="ce14" table:formula="of:=1/[.B33]" office:value-type="float" office:value="0.181818181818182" calcext:value-type="float">
            <text:p>0.182</text:p>
          </table:table-cell>
          <table:table-cell table:style-name="ce14" table:formula="of:=[.B57]*[.D33]" office:value-type="float" office:value="0.354545454545455" calcext:value-type="float">
            <text:p>0.355</text:p>
          </table:table-cell>
          <table:table-cell table:number-columns-repeated="1021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2 - Eolienne / Fioul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a-Energie à délivrer par l’éolienne par jour :</text:p>
          </table:table-cell>
          <table:table-cell table:style-name="ce8"/>
          <table:table-cell table:style-name="ce8" table:formula="of:=20000/6/30" office:value-type="float" office:value="111.111111111111" calcext:value-type="float">
            <text:p>111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donc oui c’est suffis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Fioul domestique</text:p>
          </table:table-cell>
          <table:table-cell table:style-name="ce8"/>
          <table:table-cell table:style-name="ce8" table:formula="of:=([.C60]/[.B30])*6*30" office:value-type="float" office:value="1666.66666666667" calcext:value-type="float">
            <text:p>1667</text:p>
          </table:table-cell>
          <table:table-cell office:value-type="string" calcext:value-type="string">
            <text:p>kg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-Stockage hiver</text:p>
          </table:table-cell>
          <table:table-cell table:style-name="ce8"/>
          <table:table-cell table:style-name="ce8" table:formula="of:=([.C61]*1/0.85)" office:value-type="float" office:value="1960.78431372549" calcext:value-type="float">
            <text:p>1961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-Bilan carbone éolien</text:p>
          </table:table-cell>
          <table:table-cell table:style-name="ce8"/>
          <table:table-cell table:style-name="ce8" table:formula="of:=12.7*[.C60]*6*30/1000" office:value-type="float" office:value="254" calcext:value-type="float">
            <text:p>254</text:p>
          </table:table-cell>
          <table:table-cell office:value-type="string" calcext:value-type="string">
            <text:p>kg de CO2 ém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 text:c="3"/>Bilan carbone fioul domestique</text:p>
          </table:table-cell>
          <table:table-cell table:style-name="ce8"/>
          <table:table-cell table:style-name="ce8" table:formula="of:=([.D30])*[.C61]" office:value-type="float" office:value="6000" calcext:value-type="float">
            <text:p>6000</text:p>
          </table:table-cell>
          <table:table-cell table:formula="of:=[.D63]" office:value-type="string" office:string-value="kg de CO2 émis" calcext:value-type="string">
            <text:p>kg de CO2 émis</text:p>
          </table:table-cell>
          <table:table-cell table:number-columns-repeated="1020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</table:table>
      <table:table table:name="Fiche élève Activité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ctivité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n considère que l’ensemble du cycle de vie des Iphone 11 vendus en 2020 a produit 109. 10<text:span text:style-name="T1">9</text:span> kg de CO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fabrication, transport, distribution, utilisation, fin de vi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’impact carbone d’un Iphone 11 seul est estimé à 77 kg de CO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 2012, l’ensemble du cycle de vie de l’Iphone 5 a produit 51. 10<text:span text:style-name="T1">9</text:span> kg de CO2, soit un peu moins de la moitié de la valeur pour l’Iphone 11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ors que son impact carbone unitaire (pour un appareil) était à peu près équivalent (75 kg de CO2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Comment expliquez-vous cela ?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2 – Quel est donc le facteur dominant dans l’augmentation de l’émission des gaz à effet de serre due à la technologie ?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table:number-columns-repeated="1024"/>
        </table:table-row>
      </table:table>
      <table:table table:name="Fiche élève Activité 2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style-name="ce1"/>
          <table:table-cell table:style-name="ce11"/>
          <table:table-cell table:style-name="ce3"/>
          <table:table-cell table:style-name="ce11"/>
          <table:table-cell table:number-columns-repeated="1020"/>
        </table:table-row>
        <table:table-row table:style-name="ro1">
          <table:table-cell table:style-name="ce1" office:value-type="string" calcext:value-type="string">
            <text:p>Activité 2</text:p>
          </table:table-cell>
          <table:table-cell table:style-name="ce11"/>
          <table:table-cell table:style-name="ce3"/>
          <table:table-cell table:style-name="ce11"/>
          <table:table-cell table:number-columns-repeated="1020"/>
        </table:table-row>
        <table:table-row table:style-name="ro1">
          <table:table-cell table:style-name="ce9"/>
          <table:table-cell table:style-name="ce11"/>
          <table:table-cell table:style-name="ce3"/>
          <table:table-cell table:style-name="ce11"/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3">
            <text:p>Combustible</text:p>
          </table:table-cell>
          <table:table-cell table:style-name="ce11" office:value-type="string" calcext:value-type="string" table:number-columns-spanned="2" table:number-rows-spanned="2">
            <text:p>Pouvoir calorifique (énergie massique)</text:p>
          </table:table-cell>
          <table:covered-table-cell table:style-name="ce3"/>
          <table:table-cell table:style-name="ce11" office:value-type="string" calcext:value-type="string" table:number-columns-spanned="1" table:number-rows-spanned="2">
            <text:p>Masse de CO2 produite lors de la combustion de 1 kg</text:p>
          </table:table-cell>
          <table:table-cell table:number-columns-repeated="1020"/>
        </table:table-row>
        <table:table-row table:style-name="ro4">
          <table:covered-table-cell/>
          <table:covered-table-cell table:number-columns-repeated="3" table:style-name="ce3"/>
          <table:table-cell table:number-columns-repeated="1020"/>
        </table:table-row>
        <table:table-row table:style-name="ro1">
          <table:covered-table-cell/>
          <table:table-cell table:style-name="ce3" office:value-type="string" calcext:value-type="string">
            <text:p>en kWh.kg<text:span text:style-name="T1">-1</text:span></text:p>
          </table:table-cell>
          <table:table-cell table:style-name="ce3" office:value-type="string" calcext:value-type="string">
            <text:p>en MJ.kg<text:span text:style-name="T1">-1</text:span></text:p>
          </table:table-cell>
          <table:table-cell table:style-name="ce7" office:value-type="string" calcext:value-type="string">
            <text:p>en k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oul domestique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z méthane ou propan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.75" calcext:value-type="float">
            <text:p>3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bon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3.4" calcext:value-type="float">
            <text:p>3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is</text:p>
          </table:table-cell>
          <table:table-cell office:value-type="float" office:value="5.5" calcext:value-type="float">
            <text:p>5.5</text:p>
          </table:table-cell>
          <table:table-cell office:value-type="float" office:value="20" calcext:value-type="float">
            <text:p>20</text:p>
          </table:table-cell>
          <table:table-cell office:value-type="float" office:value="1.95" calcext:value-type="float">
            <text:p>1.9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1 – Calculer la masse de combustible nécessaire pour produire 1 kWh pour chacune de ces 4 sources d’énerg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is les masses de CO2 libérées correspondant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6"/>
          <table:table-cell table:style-name="ce20" office:value-type="string" calcext:value-type="string">
            <text:p>Masse de combustible (kg)</text:p>
          </table:table-cell>
          <table:table-cell table:style-name="ce20" office:value-type="string" calcext:value-type="string">
            <text:p>Masse de CO2 (kg)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Fioul domestique</text:p>
          </table:table-cell>
          <table:table-cell table:style-name="ce24"/>
          <table:table-cell table:style-name="ce34"/>
          <table:table-cell table:number-columns-repeated="1021"/>
        </table:table-row>
        <table:table-row table:style-name="ro1">
          <table:table-cell table:style-name="ce16" office:value-type="string" calcext:value-type="string">
            <text:p>Gaz méthane ou propane</text:p>
          </table:table-cell>
          <table:table-cell table:style-name="ce24"/>
          <table:table-cell table:style-name="ce34"/>
          <table:table-cell table:number-columns-repeated="1021"/>
        </table:table-row>
        <table:table-row table:style-name="ro1">
          <table:table-cell table:style-name="ce16" office:value-type="string" calcext:value-type="string">
            <text:p>Charbon</text:p>
          </table:table-cell>
          <table:table-cell table:style-name="ce24"/>
          <table:table-cell table:style-name="ce34"/>
          <table:table-cell table:number-columns-repeated="1021"/>
        </table:table-row>
        <table:table-row table:style-name="ro1">
          <table:table-cell table:style-name="ce16" office:value-type="string" calcext:value-type="string">
            <text:p>Bois</text:p>
          </table:table-cell>
          <table:table-cell table:style-name="ce24"/>
          <table:table-cell table:style-name="ce34"/>
          <table:table-cell table:number-columns-repeated="1021"/>
        </table:table-row>
        <table:table-row table:style-name="ro1" table:number-rows-repeated="2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2 - Eolienne / Fioul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Soit une éolienne domestique de puissance 5 kW (120 kWh par jour) émettant 12,7 g (0,0127 kg) de CO2 par kWh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On estime la consommation moyenne en chauffage d’une maison de 200 m² de 20000 kWh par an, sachant qu’on chauffe 6 mois de l’année.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a- Cette éolienne est-elle suffisante pour alimenter en électricité le réseau de chauffage de la maison ?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b- Quelle quantité (masse) de fioul domestique faudrait-il stocker pour produire la même quantité d’énergie pendant ces 6 mois ?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- Sachant qu’un litre de fioul à 15 degrés Celsius pèse environ 0,85 kg, combien de litres de fioul devrait-on alors stocker pour l’hiver ?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d- Calculer le bilan carbone annuel du système de chauffage éolien et celui du système de chauffage au fioul équivalent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17" office:value-type="string" calcext:value-type="string">
            <text:p>a-Energie à délivrer par l’éolienne par jour :</text:p>
          </table:table-cell>
          <table:table-cell table:style-name="ce22"/>
          <table:table-cell table:style-name="ce21"/>
          <table:table-cell office:value-type="string" calcext:value-type="string">
            <text:p>kWh</text:p>
          </table:table-cell>
          <table:table-cell table:style-name="ce25" table:formula="of:=IF([.C32]&gt;=120;&quot;non c’est insuffisant&quot;;IF(AND([.C32]&lt;=120;[.C32]&gt;=0);&quot;oui c'est suffisant&quot;;IF([.C32]&lt;=0;&quot;Erreur : l'énergie ne peut pas être négative !&quot;)))" office:value-type="string" office:string-value="oui c'est suffisant" calcext:value-type="string">
            <text:p>oui c'est suffisant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b-Fioul domestique</text:p>
          </table:table-cell>
          <table:table-cell table:style-name="ce8"/>
          <table:table-cell table:style-name="ce21"/>
          <table:table-cell office:value-type="string" calcext:value-type="string">
            <text:p>kg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-Stockage hiver</text:p>
          </table:table-cell>
          <table:table-cell table:style-name="ce22"/>
          <table:table-cell table:style-name="ce21"/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d-Bilan carbone éolien</text:p>
          </table:table-cell>
          <table:table-cell table:style-name="ce8"/>
          <table:table-cell table:style-name="ce21"/>
          <table:table-cell office:value-type="string" calcext:value-type="string">
            <text:p>kg de CO2 émis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<text:s text:c="3"/>Bilan carbone fioul domestique</text:p>
          </table:table-cell>
          <table:table-cell table:style-name="ce23"/>
          <table:table-cell table:style-name="ce21"/>
          <table:table-cell table:formula="of:=[.D35]" office:value-type="string" office:string-value="kg de CO2 émis" calcext:value-type="string">
            <text:p>kg de CO2 émis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18">
      <number:number number:decimal-places="17" number:min-decimal-places="17" number:min-integer-digits="1"/>
    </number:number-style>
    <number:number-style style:name="N117">
      <number:number number:decimal-places="18" number:min-decimal-places="18" number:min-integer-digits="1"/>
    </number:number-style>
    <number:number-style style:name="N116">
      <number:number number:decimal-places="19" number:min-decimal-places="19" number:min-integer-digits="1"/>
    </number:number-style>
    <number:number-style style:name="N115">
      <number:number number:decimal-places="20" number:min-decimal-places="20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 style:data-style-name="N2" text:time-value="09:30:03.832331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7T12:43:29.212575720</meta:creation-date>
    <dc:date>2022-05-24T09:41:25.233169917</dc:date>
    <meta:editing-duration>P2DT3H57M49S</meta:editing-duration>
    <meta:editing-cycles>18</meta:editing-cycles>
    <meta:generator>LibreOffice/7.3.3.2$MacOSX_X86_64 LibreOffice_project/d1d0ea68f081ee2800a922cac8f79445e4603348</meta:generator>
    <meta:document-statistic meta:table-count="3" meta:cell-count="132" meta:object-count="0"/>
  </office:meta>
</office:document-meta>
</file>